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style-name="Default"/>
          <table:table-cell table:number-columns-repeated="1018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9:35:12.7584340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7T15:37:49.765893941</dc:date>
    <meta:editing-duration>PT11H45M1S</meta:editing-duration>
    <meta:editing-cycles>26</meta:editing-cycles>
    <meta:generator>LibreOffice/7.2.1.2$Linux_X86_64 LibreOffice_project/20$Build-2</meta:generator>
    <meta:document-statistic meta:table-count="3" meta:cell-count="1548" meta:object-count="0"/>
  </office:meta>
</office:document-meta>
</file>